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82<text:line-break/> – Arco 281 – Risulta finanziato da Confaloniero Marc. Francesco Maria Riarij, e Anziani del I Bimestre 1675.<text:line-break/></text:span></text:p>
        </text:list-item>
      </text:list>
      <text:p text:style-name="Text_20_body">ARCO DEL GONFALONIERE. Risale al 1676, di proprietà del Signor Gonfaloniere e degli Anziani VI Bim., sopra l’arco c’è una testa leonina (il leone dello stemma civico). (<text:span text:style-name="Emphasis">Gabriella Gherardi</text:span>).</text:p>
      <text:p text:style-name="Horizontal_20_Line"/>
      <text:list xml:id="list32684025" text:continue-numbering="true" text:style-name="L1">
        <text:list-item>
          <text:p text:style-name="P1"><text:span text:style-name="Strong_20_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43:02.80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50" meta:character-count="309"/>
  </office:meta>
</office:document-meta>
</file>